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20.844cm" fo:margin-left="1.905cm" fo:margin-top="0cm" fo:margin-bottom="0cm" table:align="left" style:writing-mode="lr-tb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7.748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9" style:family="table-row">
      <style:table-row-properties fo:keep-together="auto"/>
    </style:style>
    <style:style style:name="Table1.50" style:family="table-row">
      <style:table-row-properties fo:keep-together="auto"/>
    </style:style>
    <style:style style:name="Table1.51" style:family="table-row">
      <style:table-row-properties fo:keep-together="auto"/>
    </style:style>
    <style:style style:name="Table1.52" style:family="table-row">
      <style:table-row-properties fo:keep-together="auto"/>
    </style:style>
    <style:style style:name="Table1.55" style:family="table-row">
      <style:table-row-properties fo:keep-together="auto"/>
    </style:style>
    <style:style style:name="Table1.56" style:family="table-row">
      <style:table-row-properties fo:keep-together="auto"/>
    </style:style>
    <style:style style:name="Table1.57" style:family="table-row">
      <style:table-row-properties fo:keep-together="auto"/>
    </style:style>
    <style:style style:name="Table1.58" style:family="table-row">
      <style:table-row-properties fo:keep-together="auto"/>
    </style:style>
    <style:style style:name="Table1.61" style:family="table-row">
      <style:table-row-properties fo:keep-together="auto"/>
    </style:style>
    <style:style style:name="Table1.62" style:family="table-row">
      <style:table-row-properties fo:keep-together="auto"/>
    </style:style>
    <style:style style:name="Table1.63" style:family="table-row">
      <style:table-row-properties fo:keep-together="auto"/>
    </style:style>
    <style:style style:name="Table1.64" style:family="table-row">
      <style:table-row-properties fo:keep-together="auto"/>
    </style:style>
    <style:style style:name="Table1.67" style:family="table-row">
      <style:table-row-properties fo:keep-together="auto"/>
    </style:style>
    <style:style style:name="Table1.68" style:family="table-row">
      <style:table-row-properties fo:keep-together="auto"/>
    </style:style>
    <style:style style:name="Table1.69" style:family="table-row">
      <style:table-row-properties fo:keep-together="auto"/>
    </style:style>
    <style:style style:name="Table1.70" style:family="table-row">
      <style:table-row-properties fo:keep-together="auto"/>
    </style:style>
    <style:style style:name="Table1.73" style:family="table-row">
      <style:table-row-properties fo:keep-together="auto"/>
    </style:style>
    <style:style style:name="Table1.74" style:family="table-row">
      <style:table-row-properties fo:keep-together="auto"/>
    </style:style>
    <style:style style:name="Table1.75" style:family="table-row">
      <style:table-row-properties fo:keep-together="auto"/>
    </style:style>
    <style:style style:name="Table1.76" style:family="table-row">
      <style:table-row-properties fo:keep-together="auto"/>
    </style:style>
    <style:style style:name="Table1.77" style:family="table-row">
      <style:table-row-properties fo:keep-together="auto"/>
    </style:style>
    <style:style style:name="Table1.78" style:family="table-row">
      <style:table-row-properties fo:keep-together="auto"/>
    </style:style>
    <style:style style:name="Table1.79" style:family="table-row">
      <style:table-row-properties fo:keep-together="auto"/>
    </style:style>
    <style:style style:name="Table1.80" style:family="table-row">
      <style:table-row-properties fo:keep-together="auto"/>
    </style:style>
    <style:style style:name="Table1.81" style:family="table-row">
      <style:table-row-properties fo:keep-together="auto"/>
    </style:style>
    <style:style style:name="Table1.82" style:family="table-row">
      <style:table-row-properties fo:keep-together="auto"/>
    </style:style>
    <style:style style:name="Table1.83" style:family="table-row">
      <style:table-row-properties fo:keep-together="auto"/>
    </style:style>
    <style:style style:name="Table1.84" style:family="table-row">
      <style:table-row-properties fo:keep-together="auto"/>
    </style:style>
    <style:style style:name="Table1.85" style:family="table-row">
      <style:table-row-properties fo:keep-together="auto"/>
    </style:style>
    <style:style style:name="Table1.86" style:family="table-row">
      <style:table-row-properties fo:keep-together="auto"/>
    </style:style>
    <style:style style:name="Table1.87" style:family="table-row">
      <style:table-row-properties fo:keep-together="auto"/>
    </style:style>
    <style:style style:name="Table1.88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5pt" style:text-underline-style="solid" style:text-underline-width="auto" style:text-underline-color="font-color" fo:font-weight="bold" officeooo:paragraph-rsid="001439c6" style:font-size-asian="15pt" style:font-weight-asian="bold" style:font-size-complex="15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paragraph-rsid="001cadf3" style:font-weight-asian="bold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rsid="001cadf3" officeooo:paragraph-rsid="001cadf3" style:font-weight-asian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officeooo:rsid="001e7b43" officeooo:paragraph-rsid="001e7b43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ize="12pt" fo:background-color="#fffff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fo:background-color="#ffffff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15pt" style:text-underline-style="solid" style:text-underline-width="auto" style:text-underline-color="font-color" fo:font-weight="bold" officeooo:paragraph-rsid="001439c6" style:font-size-asian="15pt" style:font-weight-asian="bold" style:font-size-complex="15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15pt" style:text-underline-style="solid" style:text-underline-width="auto" style:text-underline-color="font-color" fo:font-weight="bold" officeooo:rsid="001439c6" officeooo:paragraph-rsid="001439c6" style:font-size-asian="15pt" style:font-weight-asian="bold" style:font-size-complex="15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439c6" officeooo:paragraph-rsid="001439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439c6" officeooo:paragraph-rsid="00187363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439c6" officeooo:paragraph-rsid="00193bfb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439c6" officeooo:paragraph-rsid="001a0408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439c6" officeooo:paragraph-rsid="001b0d76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4pt" fo:font-weight="bold" officeooo:rsid="001439c6" officeooo:paragraph-rsid="001439c6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4pt" fo:font-weight="bold" officeooo:rsid="001439c6" officeooo:paragraph-rsid="00178737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4pt" fo:font-weight="bold" officeooo:rsid="001439c6" officeooo:paragraph-rsid="00193bfb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4pt" fo:font-weight="bold" officeooo:rsid="001439c6" officeooo:paragraph-rsid="001a0408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4pt" fo:font-weight="bold" officeooo:rsid="001439c6" officeooo:paragraph-rsid="001b0d76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weight="normal" officeooo:paragraph-rsid="001b0d76" style:font-weight-asian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cadf3" officeooo:paragraph-rsid="001cadf3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background-color="#ffffff"/>
    </style:style>
    <style:style style:name="T1" style:family="text">
      <style:text-properties fo:font-weight="bold" fo:background-color="#ffffff" loext:char-shading-value="0" style:font-weight-asian="bold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b0d76" fo:background-color="#ffffff" loext:char-shading-value="0"/>
    </style:style>
    <style:style style:name="T4" style:family="text">
      <style:text-properties officeooo:rsid="001cadf3" fo:background-color="#ffffff" loext:char-shading-value="0"/>
    </style:style>
    <style:style style:name="T5" style:family="text">
      <style:text-properties fo:color="#00008b" fo:background-color="#ffffff" loext:char-shading-value="0"/>
    </style:style>
    <style:style style:name="T6" style:family="text">
      <style:text-properties fo:color="#800080" style:text-underline-style="solid" style:text-underline-width="auto" style:text-underline-color="font-color" fo:background-color="#ffffff" loext:char-shading-value="0"/>
    </style:style>
    <style:style style:name="T7" style:family="text">
      <style:text-properties officeooo:rsid="001439c6"/>
    </style:style>
    <style:style style:name="T8" style:family="text">
      <style:text-properties officeooo:rsid="00178737"/>
    </style:style>
    <style:style style:name="T9" style:family="text">
      <style:text-properties officeooo:rsid="00187363"/>
    </style:style>
    <style:style style:name="T10" style:family="text">
      <style:text-properties officeooo:rsid="00193bfb"/>
    </style:style>
    <style:style style:name="T11" style:family="text">
      <style:text-properties officeooo:rsid="001a0408"/>
    </style:style>
    <style:style style:name="T12" style:family="text">
      <style:text-properties officeooo:rsid="001b0d76"/>
    </style:style>
    <style:style style:name="T13" style:family="text">
      <style:text-properties officeooo:rsid="001cadf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adf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de propostas para os trabalhos em equipe </text:p>
      <text:p text:style-name="P14"><text:span text:style-name="T7">ACH 3778 </text:span>Governo Aberto</text:p>
      <text:p text:style-name="P15">Profa Gisele Craveiro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Projeto 1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5">Acesso à Informação e Dados abertos</text:p>
          </table:table-cell>
        </table:table-row>
        <table:table-row table:style-name="Table1.3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11">Mudança que o Prefeito Dória está querendo fazer, passando para as farmácias próximas aos UBSs a distribuição dos remédios. O problema é que nas UBSs da periferia não tem farmácias próximas. Fazer um mapeamento georreferenciado do local onde estão as UBS e as farmácias próximas para confirmar isto. </text:p>
          </table:table-cell>
        </table:table-row>
        <table:table-row table:style-name="Table1.4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17">Gioia/Leonilda/Observatório Social do Brasil</text:p>
          </table:table-cell>
        </table:table-row>
        <table:table-row table:style-name="Table1.5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2">Projeto 2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5">Acesso à <text:s/>informação e Transparência </text:p>
          </table:table-cell>
        </table:table-row>
        <table:table-row table:style-name="Table1.9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3">Boa parte das M<text:span text:style-name="T7">icro e </text:span>P<text:span text:style-name="T7">equenas </text:span>E<text:span text:style-name="T7">mpresa</text:span>s <text:span text:style-name="T7">de São Paulo </text:span>não participam de licitações. Um dos motivos é a falta de acesso a informação. <text:span text:style-name="T7">Para facilitar deveria ser criada uma plataforma que publique de forma simples <text:s/>e unificada todas as licitações dos</text:span> três principais portais de compras governamentais: Bolsa Eletrônica de Compras <text:span text:style-name="T7">(</text:span>BEC<text:span text:style-name="T7">)</text:span>, Comprasnet, Licitações-e.</text:p>
          </table:table-cell>
        </table:table-row>
        <table:table-row table:style-name="Table1.10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17">Gioia/Leonilda/Observatório Social do Brasil</text:p>
          </table:table-cell>
        </table:table-row>
        <table:table-row table:style-name="Table1.11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table:number-columns-spanned="2" office:value-type="string">
            <text:p text:style-name="P22">Projeto 3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5">Acesso à <text:s/>informação e Transparência, <text:span text:style-name="T8">Participação social</text:span></text:p>
          </table:table-cell>
        </table:table-row>
        <table:table-row table:style-name="Table1.14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3">Boa parte das M<text:span text:style-name="T7">icro e </text:span>P<text:span text:style-name="T7">equenas </text:span>E<text:span text:style-name="T7">mpresa</text:span>s não participam de licitações. Um dos motivos é a falta de acesso a informação. Uma solução seria enviar para as MPEs por e-mail um aviso das licitações das quais ele poderá participar <text:span text:style-name="T7">e para isso deveria haver uma solução de notificação integrada à plataforma descrita no Projeto 2 que utilizasse a base do cadastro de Micro empresas</text:span></text:p>
          </table:table-cell>
        </table:table-row>
        <table:table-row table:style-name="Table1.15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17">Gioia/Leonilda/Observatório Social do Brasil</text:p>
          </table:table-cell>
        </table:table-row>
        <table:table-row table:style-name="Table1.16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3">Projeto <text:span text:style-name="T10">4</text:span></text:p>
          </table:table-cell>
          <table:covered-table-cell/>
        </table:table-row>
        <table:table-row table:style-name="Table1.19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3">Acesso à <text:s/>informação, <text:span text:style-name="T9">Accountability</text:span></text:p>
          </table:table-cell>
        </table:table-row>
        <table:table-row table:style-name="Table1.20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5">Existe o fracionamento do objeto com o intuito de dispensar a licitação, realizando a compra diretamente com o fornecedor? Relação de dispensa de licitação, por valor, por objeto, por órgão licitador, comparativa entre órgãos. <text:span text:style-name="T9">Verificar essa hipótese sobre os gastos da Cidade de São Paulo</text:span></text:p>
          </table:table-cell>
        </table:table-row>
        <table:table-row table:style-name="Table1.21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18">Gioia/Leonilda/Observatório Social do Brasil</text:p>
          </table:table-cell>
        </table:table-row>
        <table:table-row table:style-name="Table1.22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4">Projeto <text:span text:style-name="T10">5</text:span></text:p>
          </table:table-cell>
          <table:covered-table-cell/>
        </table:table-row>
        <table:table-row table:style-name="Table1.25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3"><text:span text:style-name="T9">Participação Social, </text:span><text:s/>Transparência</text:p>
          </table:table-cell>
        </table:table-row>
        <table:table-row table:style-name="Table1.26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5"><text:span text:style-name="T10">Criar uma plataforma <text:s/>que ofereça um calendário unificado de todas as a</text:span>udiência <text:span text:style-name="T10">p</text:span>ública<text:span text:style-name="T10">s do poder executivo da Cidade de São Paulo. Que ofereça filtro</text:span> por assunto, por órgão Público, por secretaria <text:soft-page-break/>e subprefeitura, <text:span text:style-name="T10">além de</text:span> pesquisa por período.</text:p>
          </table:table-cell>
        </table:table-row>
        <table:table-row table:style-name="Table1.27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19">Gioia/Leonilda/Observatório Social do Brasil</text:p>
          </table:table-cell>
        </table:table-row>
        <table:table-row table:style-name="Table1.28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5">Projeto <text:span text:style-name="T11">6</text:span></text:p>
          </table:table-cell>
          <table:covered-table-cell/>
        </table:table-row>
        <table:table-row table:style-name="Table1.31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3"><text:span text:style-name="T9">Participação Social, </text:span><text:s/>Transparência</text:p>
          </table:table-cell>
        </table:table-row>
        <table:table-row table:style-name="Table1.32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5"><text:span text:style-name="T10">Criar uma plataforma <text:s/>que ofereça um calendário unificado de todas as a</text:span>udiência <text:span text:style-name="T10">p</text:span>ública<text:span text:style-name="T10">s do poder legislativo da Cidade de São Paulo. Que ofereça filtro</text:span> por assunto, por órgão Público, por secretaria e subprefeitura, <text:span text:style-name="T10">além de</text:span> pesquisa por período. <text:span text:style-name="T11">O ideal é que as plataformas dos projetos 6 e 5 sejam a mesma ou estejam integradas</text:span></text:p>
          </table:table-cell>
        </table:table-row>
        <table:table-row table:style-name="Table1.33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19">Gioia/Leonilda/Observatório Social do Brasil</text:p>
          </table:table-cell>
        </table:table-row>
        <table:table-row table:style-name="Table1.34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5">Projeto <text:span text:style-name="T11">7</text:span></text:p>
          </table:table-cell>
          <table:covered-table-cell/>
        </table:table-row>
        <table:table-row table:style-name="Table1.37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3">Transparência</text:p>
          </table:table-cell>
        </table:table-row>
        <table:table-row table:style-name="Table1.38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3">O patrimônio de São Paulo esta reconhecido na contabilidade? Para isto teria que relacionar o patrimônio reconhecido georreferenciado, por órgão público, por cidade, por região, com tipo e área, georreferenciado, relação dos patrimônios não contabilizados. </text:p>
          </table:table-cell>
        </table:table-row>
        <table:table-row table:style-name="Table1.39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20">Gioia/Leonilda/Observatório Social do Brasil</text:p>
          </table:table-cell>
        </table:table-row>
        <table:table-row table:style-name="Table1.40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ext:soft-page-break/>
        <table:table-row table:style-name="Table1.1">
          <table:table-cell table:style-name="Table1.A7" table:number-columns-spanned="2" office:value-type="string">
            <text:p text:style-name="P25">Projeto <text:span text:style-name="T11">8</text:span></text:p>
          </table:table-cell>
          <table:covered-table-cell/>
        </table:table-row>
        <table:table-row table:style-name="Table1.43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5">Participação Social</text:p>
          </table:table-cell>
        </table:table-row>
        <table:table-row table:style-name="Table1.44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5">Alguns bairros em são Paulo tem via pública limpar outros não tem. Existe algum favoritismo de alguns bairros? Os próprios moradores fazer a limpeza? Para confirmar se existe ou não, verificar o horário por local de coleta de lixo, e de varreção de ruas, comparação entre bairros.</text:p>
          </table:table-cell>
        </table:table-row>
        <table:table-row table:style-name="Table1.45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20">Gioia/Leonilda/Observatório Social do Brasil</text:p>
          </table:table-cell>
        </table:table-row>
        <table:table-row table:style-name="Table1.46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5">Projeto <text:span text:style-name="T11">9</text:span></text:p>
          </table:table-cell>
          <table:covered-table-cell/>
        </table:table-row>
        <table:table-row table:style-name="Table1.49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3">Acesso à <text:s/>informação e Transparência</text:p>
          </table:table-cell>
        </table:table-row>
        <table:table-row table:style-name="Table1.50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5">Os Microempresários dizem que as prefeituras não pagam ninguém. Para confirmar se existe ou não favoritismo nos prazos dos pagamentos dos produtos/serviços e contratos, ou se as prefeituras não pagam: A) comparar Data da finalização do serviços, data da vistoria do fiscal, data do pagament<text:span text:style-name="T12">o. Verificar a hipótese sobre os dados de 2014-2017 sobre liquidação e pagamento </text:span></text:p>
          </table:table-cell>
        </table:table-row>
        <table:table-row table:style-name="Table1.51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21">Gioia/Leonilda/Observatório Social do Brasil</text:p>
          </table:table-cell>
        </table:table-row>
        <table:table-row table:style-name="Table1.52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6">Projeto <text:span text:style-name="T12">10</text:span></text:p>
          </table:table-cell>
          <table:covered-table-cell/>
        </table:table-row>
        <table:table-row table:style-name="Table1.55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3">Acesso à <text:s/>informação</text:p>
          </table:table-cell>
        </table:table-row>
        <table:table-row table:style-name="Table1.56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5">Existe um número muito grande de escolas de ensino fundamental particulares. Este fato é ocorre pela falta de vagas nas escolas públicas ou não? Relação de escolas de ensino fundamental <text:soft-page-break/>particulares e as públicas georreferenciadas. Quantidade de alunos na rede pública por escola, por bairro comparado com particulares.</text:p>
          </table:table-cell>
        </table:table-row>
        <table:table-row table:style-name="Table1.57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21">Gioia/Leonilda/Observatório Social do Brasil</text:p>
          </table:table-cell>
        </table:table-row>
        <table:table-row table:style-name="Table1.58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6"><text:span text:style-name="T1">Projeto </text:span><text:span text:style-name="T3">11</text:span></text:p>
          </table:table-cell>
          <table:covered-table-cell/>
        </table:table-row>
        <table:table-row table:style-name="Table1.61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3">Acesso à <text:s/>informação e Dados Abertos</text:p>
          </table:table-cell>
        </table:table-row>
        <table:table-row table:style-name="Table1.62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12">Problema: Portal que não é portal</text:p>
            <text:p text:style-name="P3"><text:span text:style-name="T2">- Existem diversos portais de governo aberto/dados abertos espalhadas (prefeitura, secretarias, prodam, LabProdam, CET, Mobilab). Por exemplo, o CKAN da PMSP deveria, em tese, </text:span><text:span text:style-name="T5">ter</text:span><text:span text:style-name="T2"> as APIs disponíveis. No entanto, nenhuma está disponível. Encontrei 3 APIs disponíveis em um site da prodam (</text:span><text:a xlink:type="simple" xlink:href="https://api.prodam.sp.gov.br/" text:style-name="Internet_20_link" text:visited-style-name="Visited_20_Internet_20_Link"><text:span text:style-name="T6">Vitrine de APIs</text:span></text:a><text:span text:style-name="T2">).</text:span></text:p>
            <text:p text:style-name="P12"><text:s/></text:p>
            <text:p text:style-name="P12">Proposta:</text:p>
            <text:p text:style-name="P12">- mapear todos os sistemas/dados disponibilizados ao cidadão de maneira esparça</text:p>
            <text:p text:style-name="P12">- verificar e relatar se os dados estão atualizados, se os sistemas estão operando e o grau de maturidade dos dados disponíveis (0 a 5 estrelas).</text:p>
          </table:table-cell>
        </table:table-row>
        <table:table-row table:style-name="Table1.63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28"><text:span text:style-name="T2">Bruno Martinelli (Prefeitura de São Paulo - Coordenadoria de Plataforma de Inovação)</text:span></text:p>
          </table:table-cell>
        </table:table-row>
        <table:table-row table:style-name="Table1.64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6"><text:span text:style-name="T2">Projeto </text:span><text:span text:style-name="T3">12</text:span></text:p>
          </table:table-cell>
          <table:covered-table-cell/>
        </table:table-row>
        <table:table-row table:style-name="Table1.67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5">Acesso à informação</text:p>
          </table:table-cell>
        </table:table-row>
        <table:table-row table:style-name="Table1.68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3"><text:span text:style-name="T2">Todas as secretarias da PMSP, de acordo com a Lei de Acesso à Informação (Lei 12.527, de </text:span><text:soft-page-break/><text:span text:style-name="T5">18/11/2011</text:span><text:span text:style-name="T2">) e o Decreto Municipal 53.623/2012, devem disponibilizar uma aba com informações sobre acesso à informação e outra sobre participação social em seus sites.</text:span></text:p>
            <text:list xml:id="list5547514830551628924" text:style-name="WWNum1">
              <text:list-item>
                <text:p text:style-name="P30">Avaliar se essa exigência está sendo executada em todos os portais a partir de um quadro.</text:p>
              </text:list-item>
            </text:list>
          </table:table-cell>
        </table:table-row>
        <table:table-row table:style-name="Table1.69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28"><text:span text:style-name="T2">Bruno Martinelli (Prefeitura de São Paulo - Coordenadoria de Plataforma de Inovação)</text:span></text:p>
          </table:table-cell>
        </table:table-row>
        <table:table-row table:style-name="Table1.70">
          <table:table-cell table:style-name="Table1.A1" office:value-type="string">
            <text:p text:style-name="P4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6"><text:span text:style-name="T2">Projeto </text:span><text:span text:style-name="T3">13</text:span></text:p>
          </table:table-cell>
          <table:covered-table-cell/>
        </table:table-row>
        <table:table-row table:style-name="Table1.73">
          <table:table-cell table:style-name="Table1.A1" office:value-type="string">
            <text:p text:style-name="P4">Tema:</text:p>
          </table:table-cell>
          <table:table-cell table:style-name="Table1.A1" office:value-type="string">
            <text:p text:style-name="P29">Acesso à Informação</text:p>
          </table:table-cell>
        </table:table-row>
        <table:table-row table:style-name="Table1.74">
          <table:table-cell table:style-name="Table1.A1" office:value-type="string">
            <text:p text:style-name="P4">Problema:</text:p>
          </table:table-cell>
          <table:table-cell table:style-name="Table1.A1" office:value-type="string">
            <text:p text:style-name="P29">Analisar os canais digitais (E-SIC e outros se existirem) de todas as prefeituras das 26 capitais do Brasil, exceto São Paulo. A análise e testes serão feitos em cima de possível automatização da interação do canal.</text:p>
          </table:table-cell>
        </table:table-row>
        <table:table-row table:style-name="Table1.75">
          <table:table-cell table:style-name="Table1.A1" office:value-type="string">
            <text:p text:style-name="P4">Especialista:</text:p>
          </table:table-cell>
          <table:table-cell table:style-name="Table1.A1" office:value-type="string">
            <text:p text:style-name="P29">Gisele/Andrés (Colaboratório de Desenvolvimento e Participação da USP)</text:p>
          </table:table-cell>
        </table:table-row>
        <table:table-row table:style-name="Table1.88">
          <table:table-cell table:style-name="Table1.A1" office:value-type="string">
            <text:p text:style-name="P9">Equipe:</text:p>
          </table:table-cell>
          <table:table-cell table:style-name="Table1.A1" office:value-type="string">
            <text:p text:style-name="P5"/>
          </table:table-cell>
        </table:table-row>
        <table:table-row table:style-name="Table1.88">
          <table:table-cell table:style-name="Table1.A7" table:number-columns-spanned="2" office:value-type="string">
            <text:p text:style-name="P4"/>
          </table:table-cell>
          <table:covered-table-cell/>
        </table:table-row>
        <table:table-row table:style-name="Table1.88">
          <table:table-cell table:style-name="Table1.A7" table:number-columns-spanned="2" office:value-type="string">
            <text:p text:style-name="P26"><text:span text:style-name="T2">Projeto </text:span><text:span text:style-name="T3">1</text:span><text:span text:style-name="T4">4</text:span></text:p>
          </table:table-cell>
          <table:covered-table-cell/>
        </table:table-row>
        <table:table-row table:style-name="Table1.88">
          <table:table-cell table:style-name="Table1.A7" office:value-type="string">
            <text:p text:style-name="P4">Tema:</text:p>
          </table:table-cell>
          <table:table-cell table:style-name="Table1.A7" office:value-type="string">
            <text:p text:style-name="P29">Acesso à Informação</text:p>
          </table:table-cell>
        </table:table-row>
        <table:table-row table:style-name="Table1.88">
          <table:table-cell table:style-name="Table1.A7" office:value-type="string">
            <text:p text:style-name="P4">Problema:</text:p>
          </table:table-cell>
          <table:table-cell table:style-name="Table1.A7" office:value-type="string">
            <text:p text:style-name="P29">Analisar os canais digitais (E-SIC e outros se existirem) de todas as câmara de vereadores das 26 capitais do Brasil, exceto São Paulo. A análise e testes serão feitos em cima de possível automatização da interação do canal.</text:p>
          </table:table-cell>
        </table:table-row>
        <table:table-row table:style-name="Table1.88">
          <table:table-cell table:style-name="Table1.A7" office:value-type="string">
            <text:p text:style-name="P4">Especialista:</text:p>
          </table:table-cell>
          <table:table-cell table:style-name="Table1.A7" office:value-type="string">
            <text:p text:style-name="P29">Gisele/Andrés (Colaboratório de Desenvolvimento e Participação da USP)</text:p>
          </table:table-cell>
        </table:table-row>
        <table:table-row table:style-name="Table1.88">
          <table:table-cell table:style-name="Table1.A7" office:value-type="string">
            <text:p text:style-name="P4">Equipe:</text:p>
          </table:table-cell>
          <table:table-cell table:style-name="Table1.A7" office:value-type="string">
            <text:p text:style-name="P5"/>
          </table:table-cell>
        </table:table-row>
        <text:soft-page-break/>
        <table:table-row table:style-name="Table1.88"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5"/>
          </table:table-cell>
        </table:table-row>
        <table:table-row table:style-name="Table1.88">
          <table:table-cell table:style-name="Table1.A7" table:number-columns-spanned="2" office:value-type="string">
            <text:p text:style-name="P26"><text:span text:style-name="T2">Projeto </text:span><text:span text:style-name="T3">1</text:span><text:span text:style-name="T4">5</text:span></text:p>
          </table:table-cell>
          <table:covered-table-cell/>
        </table:table-row>
        <table:table-row table:style-name="Table1.88">
          <table:table-cell table:style-name="Table1.A7" table:number-columns-spanned="2" office:value-type="string">
            <text:p text:style-name="P4">Tema: <text:span text:style-name="T13">Dados Abertos</text:span></text:p>
          </table:table-cell>
          <table:covered-table-cell/>
        </table:table-row>
        <table:table-row table:style-name="Table1.88">
          <table:table-cell table:style-name="Table1.A7" table:number-columns-spanned="2" office:value-type="string">
            <text:p text:style-name="P8">Problema: <text:span text:style-name="T15">Analisar os dados de execução orçamentária de todos os portais de transparência de 26 capitais do Brasil, todas exceto São Paulo. A análise e testes serão feitos levando em consideração os princípios de dados abertos, Data on the Web Best Practices e as necessidades da plataforma Cuidando do Meu Bairro</text:span></text:p>
          </table:table-cell>
          <table:covered-table-cell/>
        </table:table-row>
        <table:table-row table:style-name="Table1.88">
          <table:table-cell table:style-name="Table1.A7" table:number-columns-spanned="2" office:value-type="string">
            <text:p text:style-name="P8">Especialista: <text:span text:style-name="T15">Gisele/Andrés (Colaboratório de Desenvolvimento e Participação da USP)</text:span></text:p>
          </table:table-cell>
          <table:covered-table-cell/>
        </table:table-row>
        <table:table-row table:style-name="Table1.88">
          <table:table-cell table:style-name="Table1.A7" table:number-columns-spanned="2" office:value-type="string">
            <text:p text:style-name="P4">Equipe:</text:p>
          </table:table-cell>
          <table:covered-table-cell/>
        </table:table-row>
      </table:table>
      <text:p text:style-name="P2"/>
      <text:p text:style-name="P2"/>
      <text:p text:style-name="P2"/>
      <text:p text:style-name="P10">Problemas já delimitados, mais complexos:</text:p>
      <text:p text:style-name="P10"/>
      <text:p text:style-name="P10">16. Diário Livre – <text:span text:style-name="T14">uso dos dados sobre contratação e exoneração de funcionários de cargos comissionados de alto escalão. Contato: aluno Clayton dos Santos Lima sobre formação de equipe</text:span></text:p>
      <text:p text:style-name="P10"><text:span text:style-name="T14"/></text:p>
      <text:p text:style-name="P10">17. Cuidando do Meu Bairro –<text:span text:style-name="T14"> desenvolvimento de funcionalidade de recursos automáticos na plataforma Cuidando do Meu Bairro.Contato: aluno Renan de Souza Ferreira sobre formação de equipe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2.54cm" fo:margin-bottom="2.54cm" fo:margin-left="2.54cm" fo:margin-right="2.54cm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dc:date>2017-04-07T17:17:15.419000000</dc:date>
    <meta:editing-duration>PT5M55S</meta:editing-duration>
    <meta:editing-cycles>2</meta:editing-cycles>
    <meta:document-statistic meta:table-count="1" meta:image-count="0" meta:object-count="0" meta:page-count="7" meta:paragraph-count="129" meta:word-count="1071" meta:character-count="7186" meta:non-whitespace-character-count="6225"/>
  </office:meta>
</office:document-meta>
</file>